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comp test 001</text:p>
          </table:table-cell>
          <table:covered-table-cell/>
        </table:table-row>
        <table:table-row table:style-name="ro1">
          <table:table-cell office:value-type="string" calcext:value-type="string">
            <text:p>slip sys.</text:p>
          </table:table-cell>
          <table:table-cell office:value-type="string" calcext:value-type="string">
            <text:p>on/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4:24:24.654155656</meta:creation-date>
    <dc:date>2018-05-15T14:26:32.340630010</dc:date>
    <meta:editing-duration>PT2M8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